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4.4028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/>
          <table:table-cell office:value-type="string">
            <text:p>b (buy) [link]</text:p>
          </table:table-cell>
          <table:table-cell office:value-type="string">
            <text:p>Buy item from selected vendor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/>
          <table:table-cell office:value-type="string">
            <text:p>fly</text:p>
          </table:table-cell>
          <table:table-cell office:value-type="string">
            <text:p>Fly where master just flied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nc ?</text:p>
          </table:table-cell>
          <table:table-cell office:value-type="string">
            <text:p>Show non-combat strategies</text:p>
          </table:table-cell>
        </table:table-row>
        <table:table-row table:style-name="ro1">
          <table:table-cell/>
          <table:table-cell office:value-type="string">
            <text:p>nc +strategy</text:p>
          </table:table-cell>
          <table:table-cell office:value-type="string">
            <text:p>Add strategy to non-combat strategies</text:p>
          </table:table-cell>
        </table:table-row>
        <table:table-row table:style-name="ro1">
          <table:table-cell/>
          <table:table-cell office:value-type="string">
            <text:p>nc -strategy</text:p>
          </table:table-cell>
          <table:table-cell office:value-type="string">
            <text:p>Remove strategy from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Generic</text:p>
          </table:table-cell>
          <table:table-cell office:value-type="string">
            <text:p>q [link]</text:p>
          </table:table-cell>
          <table:table-cell office:value-type="string">
            <text:p>Query if item is useful for bot</text:p>
          </table:table-cell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 bot state</text:p>
          </table:table-cell>
        </table:table-row>
        <table:table-row table:style-name="ro1" table:number-rows-repeated="655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add p1,p2,p3...</text:p>
          </table:table-cell>
          <table:table-cell office:value-type="string">
            <text:p>Add players as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>
          <table:table-cell office:value-type="string">
            <text:p>.bot remove p1,p2...</text:p>
          </table:table-cell>
          <table:table-cell office:value-type="string">
            <text:p>Remove players as bots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06/21/2010</text:date>, <text:time>07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6-21T07:53:51.53</dc:date>
    <meta:editing-duration>PT00H13M41S</meta:editing-duration>
    <meta:editing-cycles>8</meta:editing-cycles>
    <meta:generator>OpenOffice.org/3.2$Win32 OpenOffice.org_project/320m12$Build-9483</meta:generator>
    <meta:document-statistic meta:table-count="2" meta:cell-count="69" meta:object-count="0"/>
  </office:meta>
</office:document-meta>
</file>